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72a5" officeooo:paragraph-rsid="000572a5"/>
    </style:style>
    <style:style style:name="P2" style:family="paragraph" style:parent-style-name="Preformatted_20_Text">
      <style:text-properties officeooo:rsid="000572a5" officeooo:paragraph-rsid="0006f5e4"/>
    </style:style>
    <style:style style:name="P3" style:family="paragraph" style:parent-style-name="Standard">
      <style:text-properties officeooo:rsid="000572a5" officeooo:paragraph-rsid="000572a5"/>
    </style:style>
    <style:style style:name="T1" style:family="text">
      <style:text-properties officeooo:rsid="0006257b"/>
    </style:style>
    <style:style style:name="T2" style:family="text">
      <style:text-properties officeooo:rsid="0006f5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do apt install python3-pip</text:p>
      <text:p text:style-name="P3">pip3 install gtts</text:p>
      <text:p text:style-name="P3">pip3 install playsound</text:p>
      <text:p text:style-name="P1"><text:span text:style-name="Source_20_Text">sudo apt-get install python3-pyaudio</text:span></text:p>
      <text:p text:style-name="P1"><text:span text:style-name="Source_20_Text">sudo apt-get install swig</text:span></text:p>
      <text:p text:style-name="P2"><text:span text:style-name="Source_20_Text">sudo apt-get install </text:span><text:span text:style-name="Source_20_Text">libpulse-dev</text:span></text:p>
      <text:p text:style-name="P1">pip<text:span text:style-name="T1">3</text:span> install --upgrade pip setuptools wheel</text:p>
      <text:p text:style-name="P1"><text:span text:style-name="T2">sudo </text:span>pip<text:span text:style-name="T2">3</text:span> install --upgrade pocketsphinx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02:38:53.255041118</meta:creation-date>
    <dc:date>2018-01-01T03:29:55.075016828</dc:date>
    <meta:editing-duration>PT40M51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8" meta:word-count="35" meta:character-count="244" meta:non-whitespace-character-count="219"/>
  </office:meta>
</office:document-meta>
</file>